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44cm"/>
    </style:style>
    <style:style style:name="co2" style:family="table-column">
      <style:table-column-properties fo:break-before="auto" style:column-width="14.4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7.842cm"/>
    </style:style>
    <style:style style:name="co10" style:family="table-column">
      <style:table-column-properties fo:break-before="auto" style:column-width="6.699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13.889cm"/>
    </style:style>
    <style:style style:name="co13" style:family="table-column">
      <style:table-column-properties fo:break-before="auto" style:column-width="5.445cm"/>
    </style:style>
    <style:style style:name="co14" style:family="table-column">
      <style:table-column-properties fo:break-before="auto" style:column-width="4.03cm"/>
    </style:style>
    <style:style style:name="co15" style:family="table-column">
      <style:table-column-properties fo:break-before="auto" style:column-width="4.438cm"/>
    </style:style>
    <style:style style:name="co16" style:family="table-column">
      <style:table-column-properties fo:break-before="auto" style:column-width="5.064cm"/>
    </style:style>
    <style:style style:name="co17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8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fffa6"/>
    </style:style>
    <style:style style:name="ce14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ffff6d"/>
    </style:style>
    <style:style style:name="ce18" style:family="table-cell" style:parent-style-name="Default">
      <style:table-cell-properties fo:background-color="#acb20c"/>
    </style:style>
    <style:style style:name="ce19" style:family="table-cell" style:parent-style-name="Default">
      <style:table-cell-properties fo:background-color="#e8a202"/>
    </style:style>
    <style:style style:name="ce20" style:family="table-cell" style:parent-style-name="Default">
      <style:table-cell-properties fo:background-color="#b4c7dc"/>
    </style:style>
    <style:style style:name="ce22" style:family="table-cell" style:parent-style-name="Default">
      <style:table-cell-properties fo:background-color="#eeeeee"/>
    </style:style>
    <style:style style:name="ce26" style:family="table-cell" style:parent-style-name="Default">
      <style:table-cell-properties fo:background-color="#e57373"/>
    </style:style>
    <style:style style:name="ce35" style:family="table-cell" style:parent-style-name="Default">
      <style:table-cell-properties fo:background-color="#e65100"/>
    </style:style>
    <style:style style:name="ce23" style:family="table-cell" style:parent-style-name="Default">
      <style:table-cell-properties fo:background-color="#bf819e"/>
    </style:style>
    <style:style style:name="ce63" style:family="table-cell" style:parent-style-name="Default">
      <style:table-cell-properties fo:background-color="#c5cae9"/>
    </style:style>
    <style:style style:name="ce24" style:family="table-cell" style:parent-style-name="Default">
      <style:table-cell-properties fo:background-color="#00a933"/>
    </style:style>
    <style:style style:name="ce74" style:family="table-cell" style:parent-style-name="Default">
      <style:table-cell-properties fo:background-color="#ffdbb6"/>
    </style:style>
    <style:style style:name="ce34" style:family="table-cell" style:parent-style-name="Default">
      <style:table-cell-properties fo:background-color="#81aca6"/>
    </style:style>
    <style:style style:name="ce72" style:family="table-cell" style:parent-style-name="Default">
      <style:table-cell-properties fo:background-color="#b2ebf2"/>
    </style:style>
    <style:style style:name="ce21" style:family="table-cell" style:parent-style-name="Default">
      <style:table-cell-properties fo:background-color="#ff6d6d"/>
    </style:style>
    <style:style style:name="ce77" style:family="table-cell" style:parent-style-name="Default">
      <style:table-cell-properties fo:background-color="#ffecb3"/>
    </style:style>
    <style:style style:name="ce40" style:family="table-cell" style:parent-style-name="Default">
      <style:table-cell-properties fo:background-color="#b3e5fc"/>
    </style:style>
    <style:style style:name="ce12" style:family="table-cell" style:parent-style-name="Default">
      <style:table-cell-properties fo:background-color="#ed4c05"/>
    </style:style>
    <style:style style:name="ce1" style:family="table-cell" style:parent-style-name="Default">
      <style:table-cell-properties fo:background-color="#dee6ef"/>
    </style:style>
    <style:style style:name="ce27" style:family="table-cell" style:parent-style-name="Default">
      <style:table-cell-properties fo:background-color="#ffff00"/>
    </style:style>
    <style:style style:name="ce50" style:family="table-cell" style:parent-style-name="Default">
      <style:table-cell-properties fo:background-color="#fff59d"/>
    </style:style>
    <style:style style:name="ce83" style:family="table-cell" style:parent-style-name="Default">
      <style:table-cell-properties fo:background-color="#ffbf00"/>
    </style:style>
    <style:style style:name="ce32" style:family="table-cell" style:parent-style-name="Default">
      <style:table-cell-properties fo:background-color="#ffd7d7"/>
    </style:style>
    <style:style style:name="ce31" style:family="table-cell" style:parent-style-name="Default">
      <style:table-cell-properties fo:background-color="#cccccc"/>
    </style:style>
    <style:style style:name="ce69" style:family="table-cell" style:parent-style-name="Default">
      <style:table-cell-properties fo:background-color="#cfd8dc"/>
    </style:style>
    <style:style style:name="ce71" style:family="table-cell" style:parent-style-name="Default">
      <style:table-cell-properties fo:background-color="#f7d1d5"/>
    </style:style>
    <style:style style:name="ce37" style:family="table-cell" style:parent-style-name="Default">
      <style:table-cell-properties fo:background-color="#9fa8da"/>
    </style:style>
    <style:style style:name="ce8" style:family="table-cell" style:parent-style-name="Default">
      <style:table-cell-properties fo:background-color="#f10d0c"/>
    </style:style>
    <style:style style:name="ce65" style:family="table-cell" style:parent-style-name="Default">
      <style:table-cell-properties fo:background-color="#e8f2a1"/>
    </style:style>
    <style:style style:name="ce4" style:family="table-cell" style:parent-style-name="Default">
      <style:table-cell-properties fo:background-color="#b7b3ca"/>
    </style:style>
    <style:style style:name="ce75" style:family="table-cell" style:parent-style-name="Default">
      <style:table-cell-properties fo:background-color="#ffb66c"/>
    </style:style>
    <style:style style:name="ce44" style:family="table-cell" style:parent-style-name="Default">
      <style:table-cell-properties fo:background-color="#bbe33d"/>
    </style:style>
    <style:style style:name="ce41" style:family="table-cell" style:parent-style-name="Default">
      <style:table-cell-properties fo:background-color="#ffd54f"/>
    </style:style>
    <style:style style:name="ce33" style:family="table-cell" style:parent-style-name="Default">
      <style:table-cell-properties fo:background-color="#fc5c00"/>
    </style:style>
    <style:style style:name="ce25" style:family="table-cell" style:parent-style-name="Default">
      <style:table-cell-properties fo:background-color="#e6e905"/>
    </style:style>
    <style:style style:name="ce82" style:family="table-cell" style:parent-style-name="Default">
      <style:table-cell-properties fo:background-color="#7cb342"/>
    </style:style>
    <style:style style:name="ce79" style:family="table-cell" style:parent-style-name="Default">
      <style:table-cell-properties fo:background-color="#66bb6a"/>
    </style:style>
    <style:style style:name="ce84" style:family="table-cell" style:parent-style-name="Default">
      <style:table-cell-properties fo:background-color="#fff5ce"/>
    </style:style>
    <style:style style:name="ce67" style:family="table-cell" style:parent-style-name="Default">
      <style:table-cell-properties fo:background-color="#f6f9d4"/>
    </style:style>
    <style:style style:name="ce70" style:family="table-cell" style:parent-style-name="Default">
      <style:table-cell-properties fo:background-color="#ff7043"/>
    </style:style>
    <style:style style:name="ce81" style:family="table-cell" style:parent-style-name="Default">
      <style:table-cell-properties fo:background-color="#43a047"/>
    </style:style>
    <style:style style:name="ce47" style:family="table-cell" style:parent-style-name="Default">
      <style:table-cell-properties fo:background-color="#ffab91"/>
    </style:style>
    <style:style style:name="ce6" style:family="table-cell" style:parent-style-name="Default">
      <style:table-cell-properties fo:background-color="#dedce6"/>
    </style:style>
    <style:style style:name="ce48" style:family="table-cell" style:parent-style-name="Default">
      <style:table-cell-properties fo:background-color="#ffccbc"/>
    </style:style>
    <style:style style:name="ce10" style:family="table-cell" style:parent-style-name="Default">
      <style:table-cell-properties fo:background-color="#069a2e"/>
    </style:style>
    <style:style style:name="ce38" style:family="table-cell" style:parent-style-name="Default">
      <style:table-cell-properties fo:background-color="#c8e6c9"/>
    </style:style>
    <style:style style:name="ce73" style:family="table-cell" style:parent-style-name="Default">
      <style:table-cell-properties fo:background-color="#e0f2f1"/>
    </style:style>
    <style:style style:name="ce86" style:family="table-cell" style:parent-style-name="Default">
      <style:table-cell-properties fo:background-color="#c5e1a5"/>
    </style:style>
    <style:style style:name="ce28" style:family="table-cell" style:parent-style-name="Default">
      <style:table-cell-properties fo:background-color="#fff176"/>
    </style:style>
    <style:style style:name="ce87" style:family="table-cell" style:parent-style-name="Default">
      <style:table-cell-properties fo:background-color="#ffe994"/>
    </style:style>
    <style:style style:name="ce9" style:family="table-cell" style:parent-style-name="Default">
      <style:table-cell-properties fo:background-color="#5eb91e"/>
    </style:style>
    <style:style style:name="ce30" style:family="table-cell" style:parent-style-name="Default">
      <style:table-cell-properties fo:background-color="#729fcf"/>
    </style:style>
    <style:style style:name="ce45" style:family="table-cell" style:parent-style-name="Default">
      <style:table-cell-properties fo:background-color="#bcaaa4"/>
    </style:style>
    <style:style style:name="ce85" style:family="table-cell" style:parent-style-name="Default">
      <style:table-cell-properties fo:background-color="#dcedc8"/>
    </style:style>
    <style:style style:name="ce78" style:family="table-cell" style:parent-style-name="Default">
      <style:table-cell-properties fo:background-color="#81c784"/>
    </style:style>
    <style:style style:name="ce76" style:family="table-cell" style:parent-style-name="Default">
      <style:table-cell-properties fo:background-color="#a5d6a7"/>
    </style:style>
    <style:style style:name="ce43" style:family="table-cell" style:parent-style-name="Default">
      <style:table-cell-properties fo:background-color="#d7ccc8"/>
    </style:style>
    <style:style style:name="ce29" style:family="table-cell" style:parent-style-name="Default">
      <style:table-cell-properties fo:background-color="#fdd835"/>
    </style:style>
    <style:style style:name="ce15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3" style:family="table-cell" style:parent-style-name="Default">
      <style:table-cell-properties fo:border-bottom="none" fo:border-left="0.06pt solid #000000" fo:border-right="none" fo:border-top="none"/>
    </style:style>
    <style:style style:name="ce154" style:family="table-cell" style:parent-style-name="Default">
      <style:table-cell-properties fo:border-bottom="0.06pt solid #000000" fo:border-left="0.06pt solid #000000" fo:border-right="none" fo:border-top="none"/>
    </style:style>
    <style:style style:name="ce155" style:family="table-cell" style:parent-style-name="Default">
      <style:table-cell-properties fo:border="0.06pt solid #000000"/>
    </style:style>
    <style:style style:name="ce156" style:family="table-cell" style:parent-style-name="Default">
      <style:table-cell-properties fo:border-bottom="none" fo:border-left="0.06pt solid #000000" fo:border-right="none" fo:border-top="0.06pt solid #000000"/>
    </style:style>
    <style:style style:name="ce15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8" style:family="table-cell" style:parent-style-name="Default">
      <style:table-cell-properties fo:border-bottom="none" fo:border-left="none" fo:border-right="0.06pt solid #000000" fo:border-top="none"/>
    </style:style>
    <style:style style:name="ce159" style:family="table-cell" style:parent-style-name="Default">
      <style:table-cell-properties fo:border-bottom="0.06pt solid #000000" fo:border-left="none" fo:border-right="0.06pt solid #000000" fo:border-top="none"/>
    </style:style>
    <style:style style:name="ce160" style:family="table-cell" style:parent-style-name="Default">
      <style:table-cell-properties fo:border-bottom="none" fo:border-left="none" fo:border-right="0.06pt solid #000000" fo:border-top="0.06pt solid #000000"/>
    </style:style>
    <style:style style:name="ce161" style:family="table-cell" style:parent-style-name="Default">
      <style:table-cell-properties style:vertical-align="bottom"/>
    </style:style>
    <style:style style:name="ce162" style:family="table-cell" style:parent-style-name="Default">
      <style:text-properties fo:text-shadow="1pt 1pt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2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5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35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21" office:value-type="string" calcext:value-type="string">
            <text:p><text:span text:style-name="T2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text:span text:style-name="T1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14" office:value-type="string" calcext:value-type="string">
            <text:p><text:span text:style-name="T2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14" office:value-type="string" calcext:value-type="string">
            <text:p><text:span text:style-name="T2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table:style-name="ce20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1"><text:a xlink:href="https://en.wikipedia.org/wiki/Probability_theory" xlink:type="simple">Probability theory</text:a></text:span><text:span text:style-name="T1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1"><text:a xlink:href="https://en.wikipedia.org/wiki/Algebra" xlink:type="simple">Algebra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1"><text:a xlink:href="https://en.wikipedia.org/wiki/Real_analysis" xlink:type="simple">Real analysis</text:a></text:span><text:span text:style-name="T1"> / </text:span><text:span text:style-name="T1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1"><text:a xlink:href="https://en.wikipedia.org/wiki/Graph_theory" xlink:type="simple">Graph theory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table:style-name="ce20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table:style-name="ce65" office:value-type="string" calcext:value-type="string">
            <text:p><text:span text:style-name="T2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7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7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21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35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35" office:value-type="string" calcext:value-type="string">
            <text:p><text:span text:style-name="T2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14" office:value-type="string" calcext:value-type="string">
            <text:p><text:span text:style-name="T2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1"><text:a xlink:href="https://en.wikipedia.org/wiki/Probability_theory" xlink:type="simple">Probability theory</text:a></text:span><text:span text:style-name="T1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<text:span text:style-name="T1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Chasles%27s_theorem_(disambiguation)" xlink:type="simple">Chasles's theorems</text:a></text:span><text:span text:style-name="T1"> - </text:span><text:span text:style-name="T1"><text:a xlink:href="https://en.wikipedia.org/wiki/Chasles%27_theorem_(kinematics)" xlink:type="simple">Kinematics</text:a></text:span><text:span text:style-name="T1"> / </text:span><text:span text:style-name="T1"><text:a xlink:href="https://en.wikipedia.org/wiki/Chasles%27_theorem_(gravitation)" xlink:type="simple">Gravitation</text:a></text:span><text:span text:style-name="T1"> / </text:span><text:span text:style-name="T1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1"><text:a xlink:href="https://en.wikipedia.org/wiki/Kinematics" xlink:type="simple">Kinematics</text:a></text:span><text:span text:style-name="T1"> / </text:span><text:span text:style-name="T1"><text:a xlink:href="https://en.wikipedia.org/wiki/Gravity" xlink:type="simple">Gravitation</text:a></text:span><text:span text:style-name="T1">  / </text:span><text:span text:style-name="T1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2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<text:a xlink:href="https://en.wikipedia.org/wiki/Commandino%27s_theorem" xlink:type="simple">Commandino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 office:value-type="string" calcext:value-type="string">
            <text:p><text:span text:style-name="T1"><text:a xlink:href="https://en.wikipedia.org/wiki/Computational_complexity_theory" xlink:type="simple">Computational complexity theory</text:a></text:span><text:span text:style-name="T1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3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  <table:table-cell office:value-type="string" calcext:value-type="string">
            <text:p><text:span text:style-name="T1"><text:a xlink:href="https://en.wikipedia.org/wiki/Algebraic_curve" xlink:type="simple">Algebraic curves</text:a></text:span><text:span text:style-name="T1"> / </text:span><text:span text:style-name="T1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1"><text:a xlink:href="https://en.wikipedia.org/wiki/Large_deviations_theory" xlink:type="simple">Large deviations</text:a></text:span><text:span text:style-name="T1"> / </text:span><text:span text:style-name="T1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1"><text:a xlink:href="https://en.wikipedia.org/wiki/Group_theory" xlink:type="simple">Group theory</text:a></text:span><text:span text:style-name="T1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1"><text:a xlink:href="https://en.wikipedia.org/wiki/Number_theory" xlink:type="simple">Number theory</text:a></text:span><text:span text:style-name="T1"> / </text:span><text:span text:style-name="T1"><text:a xlink:href="https://en.wikipedia.org/wiki/Diophantine_approximations" xlink:type="simple">Diophantine approximation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1"><text:a xlink:href="https://en.wikipedia.org/wiki/Geometry" xlink:type="simple">Geometry</text:a></text:span><text:span text:style-name="T1"> / </text:span><text:span text:style-name="T1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31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Nagy_theorem" xlink:type="simple">Erdős–Nagy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%27s_theorem" xlink:type="simple">Euclid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" xlink:type="simple">Euler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50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35" office:value-type="string" calcext:value-type="string">
            <text:p><text:span text:style-name="T2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ast_Theorem" xlink:type="simple">Fermat's Last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Fermat%27s_theorem_(stationary_points)" xlink:type="simple">Fermat's theorem (stationary points)</text:a></text:span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man%27s_theorem" xlink:type="simple">Freiman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Markov_theorem" xlink:type="simple">Gauss–Markov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rsanov%27s_theorem" xlink:type="simple">Girsanov's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aisher%27s_theorem" xlink:type="simple">Glaisher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table:style-name="ce48" office:value-type="string" calcext:value-type="string">
            <text:p><text:span text:style-name="T2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–Tao_theorem" xlink:type="simple">Green–Tao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%27s_theorem" xlink:type="simple">Green's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ss–Zagier_theorem" xlink:type="simple">Gross–Zagi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theorem" xlink:type="simple">H-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%27s_theorem" xlink:type="simple">Haag's theorem</text:a>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1"><text:a xlink:href="https://en.wikipedia.org/wiki/Geometry" xlink:type="simple">Geometry</text:a></text:span><text:span text:style-name="T1"> / </text:span><text:span text:style-name="T1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_norm_theorem" xlink:type="simple">Hasse norm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Borel_theorem" xlink:type="simple">Heine–Borel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1"><text:a xlink:href="https://en.wikipedia.org/wiki/Commutative_algebra" xlink:type="simple">Commutative algebra</text:a></text:span><text:span text:style-name="T1"> / </text:span><text:span text:style-name="T1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1"><text:a xlink:href="https://en.wikipedia.org/wiki/Commutative_algebra" xlink:type="simple">Commutative algebra</text:a></text:span><text:span text:style-name="T1"> / </text:span><text:span text:style-name="T1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90" xlink:type="simple">Hilbert's theorem 90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text:span text:style-name="T1"> / </text:span><text:span text:style-name="T1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  <table:table-cell table:style-name="ce21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mström%27s_theorem" xlink:type="simple">Holmström's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pf–Rinow_theorem" xlink:type="simple">Hopf–Rinow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crement_theorem" xlink:type="simple">Increment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on_theorem" xlink:type="simple">Intersection theorem</text:a>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theorem" xlink:type="simple">Isomorphism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office:value-type="string" calcext:value-type="string">
            <text:p><text:span text:style-name="T1"><text:a xlink:href="https://en.wikipedia.org/wiki/Curve" xlink:type="simple">Curves</text:a></text:span><text:span text:style-name="T1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ur_theorem" xlink:type="simple">Jordan–Schur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Jordan%27s_theorem_(multiply_transitive_groups)" xlink:type="simple">Jordan's theorem (multiply transitive groups)</text:a></text:span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ubert%27s_theorem" xlink:type="simple">Joubert's theorem</text:a>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ng%27s_theorem" xlink:type="simple">Jung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mpf–Ness_theorem" xlink:type="simple">Kempf–Nes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lling–Hopf_theorem" xlink:type="simple">Killing–Hopf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  <table:table-cell table:style-name="ce21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ebe_1/4_theorem" xlink:type="simple">Koebe 1/4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office:value-type="string" calcext:value-type="string">
            <text:p><text:span text:style-name="T1"><text:a xlink:href="https://en.wikipedia.org/wiki/Real_analysis" xlink:type="simple">Real analysis</text:a></text:span><text:span text:style-name="T1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ōmura%27s_theorem" xlink:type="simple">Kōmura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1"><text:a xlink:href="https://en.wikipedia.org/wiki/Kinetics_(physics)" xlink:type="simple">Kinetics</text:a></text:span><text:span text:style-name="T1"> /  </text:span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<text:span text:style-name="T1"> / </text:span><text:span text:style-name="T1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office:value-type="string" calcext:value-type="string">
            <text:p><text:span text:style-name="T1"><text:a xlink:href="https://en.wikipedia.org/wiki/Graph_theory" xlink:type="simple">Graph theory</text:a></text:span><text:span text:style-name="T1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office:value-type="string" calcext:value-type="string">
            <text:p><text:span text:style-name="T1"><text:a xlink:href="https://en.wikipedia.org/wiki/Mathematical_analysis" xlink:type="simple">Mathematical Analysis</text:a></text:span><text:span text:style-name="T1"> / </text:span><text:span text:style-name="T1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 office:value-type="string" calcext:value-type="string">
            <text:p><text:span text:style-name="T1"><text:a xlink:href="https://en.wikipedia.org/wiki/Operator_theory" xlink:type="simple">Operator theory</text:a></text:span><text:span text:style-name="T1"> / </text:span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fforgue%27s_theorem" xlink:type="simple">Lafforgue's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office:value-type="string" calcext:value-type="string">
            <text:p><text:span text:style-name="T1"><text:a xlink:href="https://en.wikipedia.org/wiki/Mathematical_analysis" xlink:type="simple">Mathematical Analysis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<text:a xlink:href="https://en.wikipedia.org/wiki/Lagrange_reversion_theorem" xlink:type="simple">Lagrange reversion theorem</text:a></text:p>
          </table:table-cell>
          <table:table-cell office:value-type="string" calcext:value-type="string">
            <text:p><text:span text:style-name="T1"><text:a xlink:href="https://en.wikipedia.org/wiki/Mathematical_analysis" xlink:type="simple">Mathematical Analysis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<text:a xlink:href="https://en.wikipedia.org/wiki/Lambek–Moser_theorem" xlink:type="simple">Lambek–Moser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ttice_theorem" xlink:type="simple">Lattice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Milgram_theorem" xlink:type="simple">Lax–Milgram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_Hwa_Chung_theorem" xlink:type="simple">Lee Hwa Chung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  <table:table-cell office:value-type="string" calcext:value-type="string">
            <text:p><text:span text:style-name="T1"><text:a xlink:href="https://en.wikipedia.org/wiki/Fixed_point_(mathematics)" xlink:type="simple">Fixed points</text:a></text:span><text:span text:style-name="T1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–Hirsch_theorem" xlink:type="simple">Leray–Hirsch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%27s_theorem" xlink:type="simple">Leray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ster%27s_theorem" xlink:type="simple">Lester's theorem</text:a></text:p>
          </table:table-cell>
          <table:table-cell office:value-type="string" calcext:value-type="string">
            <text:p><text:span text:style-name="T2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tzky%27s_theorem" xlink:type="simple">Levitzky's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office:value-type="string" calcext:value-type="string">
            <text:p><text:span text:style-name="T1"><text:a xlink:href="https://en.wikipedia.org/wiki/Algebraic_group" xlink:type="simple">Algebraic groups</text:a></text:span><text:span text:style-name="T1"> / </text:span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Palais_theorem" xlink:type="simple">Lie–Palai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eorem" xlink:type="simple">Lie's theorem</text:a>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énard%27s_theorem" xlink:type="simple">Liénard's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löf%27s_theorem" xlink:type="simple">Lindelöf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ström%27s_theorem" xlink:type="simple">Lindström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office:value-type="string" calcext:value-type="string">
            <text:p><text:span text:style-name="T1"><text:a xlink:href="https://en.wikipedia.org/wiki/Number_theory" xlink:type="simple">Number theory</text:a></text:span><text:span text:style-name="T1"> / </text:span><text:span text:style-name="T1"><text:a xlink:href="https://en.wikipedia.org/wiki/Modular_arithmetic" xlink:type="simple">Modular arithmet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1"><text:a xlink:href="https://en.wikipedia.org/wiki/Complex_analysis" xlink:type="simple">Complex analysis</text:a></text:span><text:span text:style-name="T1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b%27s_theorem" xlink:type="simple">Löb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zin%27s_theorem" xlink:type="simple">Luzin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ier%27s_theorem" xlink:type="simple">Maier's theorem</text:a>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cinkiewicz_theorem" xlink:type="simple">Marcinkiewicz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surface" xlink:type="simple">Max Noether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well%27s_theorem" xlink:type="simple">Maxwell'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elaus%27s_theorem" xlink:type="simple">Menelaus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ger%27s_theorem" xlink:type="simple">Menger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cer%27s_theorem" xlink:type="simple">Mercer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gelyan%27s_theorem" xlink:type="simple">Mergelyan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usnier%27s_theorem" xlink:type="simple">Meusnier'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-max_theorem" xlink:type="simple">Min-max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theorem" xlink:type="simple">Minkowski's theorem</text:a>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los%27s_theorem" xlink:type="simple">Minlos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" xlink:type="simple">Miquel's theorem</text:a>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ge%27s_theorem" xlink:type="simple">Monge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dromy_theorem" xlink:type="simple">Monodromy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lass_theorem" xlink:type="simple">Monotone clas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tel%27s_theorem" xlink:type="simple">Montel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 table:style-name="ce48" office:value-type="string" calcext:value-type="string">
            <text:p><text:span text:style-name="T2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au%27s_theorem" xlink:type="simple">Moreau's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ra%27s_theorem" xlink:type="simple">Morera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ton%27s_theorem" xlink:type="simple">Morton's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untain_pass_theorem" xlink:type="simple">Mountain pass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office:value-type="string" calcext:value-type="string">
            <text:p><text:span text:style-name="T1"><text:a xlink:href="https://en.wikipedia.org/wiki/Algebra" xlink:type="simple">Algebra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cielski%27s_theorem" xlink:type="simple">Mycielski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ers_theorem" xlink:type="simple">Myer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chbin%27s_theorem" xlink:type="simple">Nachbin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–Smirnov_metrization_theorem" xlink:type="simple">Nagata–Smirnov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%27s_compactification_theorem" xlink:type="simple">Nagata's compactification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ell–Lutz_theorem" xlink:type="simple">Nagell–Lutz theorem</text:a>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poleon%27s_theorem" xlink:type="simple">Napoleon's theorem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_embedding_theorem" xlink:type="simple">Nash embedding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–Moser_theorem" xlink:type="simple">Nash–Moser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lander–Niremberg_theorem" xlink:type="simple">Newlander–Niremberg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Newton%27s_theorem_(quadrilateral)" xlink:type="simple">Newton's theorem (quadrilateral)</text:a></text:span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ton%27s_theorem_about_ovals" xlink:type="simple">Newton's theorem about ovals</text:a>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comachus%27s_theorem" xlink:type="simple">Nicomachus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fixed-point_theorem" xlink:type="simple">Nielsen fixed-point theorem</text:a></text:p>
          </table:table-cell>
          <table:table-cell office:value-type="string" calcext:value-type="string">
            <text:p><text:span text:style-name="T2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realization_problem" xlink:type="simple">Nielsen realization probl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ven%27s_theorem" xlink:type="simple">Niven's theorem</text:a>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loning_theorem" xlink:type="simple">No cloning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free_lunch_theorem" xlink:type="simple">No free lunch theorem</text:a>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hair_theorem" xlink:type="simple">No hair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wandering_domain_theorem" xlink:type="simple">No wandering domain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broadcast_theorem" xlink:type="simple">No-broadcast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ommunication_theorem" xlink:type="simple">No-communicatio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trade_theorem" xlink:type="simple">No-trade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second_theorem" xlink:type="simple">Noether's second theorem</text:a></text:p>
          </table:table-cell>
          <table:table-cell office:value-type="string" calcext:value-type="string">
            <text:p><text:span text:style-name="T1"><text:a xlink:href="https://en.wikipedia.org/wiki/Calculus_of_variations" xlink:type="simple">Calculus of variations</text:a></text:span><text:span text:style-name="T1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office:value-type="string" calcext:value-type="string">
            <text:p><text:span text:style-name="T2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n-squeezing_theorem" xlink:type="simple">Non-squeezing theorem</text:a>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rton%27s_theorem" xlink:type="simple">Norton's theorem</text:a>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vikov%27s_compact_leaf_theorem" xlink:type="simple">Novikov's compact leaf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yquist–Shannon_sampling_theorem" xlink:type="simple">Nyquist–Shannon sampl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dd_number_theorem" xlink:type="simple">Odd number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complex_analysis)" xlink:type="simple">Open mapping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functional_analysis)" xlink:type="simple">Open mapping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cal_equivalence_theorem" xlink:type="simple">Optical equivalence theorem</text:a>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onal_stopping_theorem" xlink:type="simple">Optional stopping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Orbit_theorem_(Nagano–Sussmann)" xlink:type="simple">Orbit theorem (Nagano–Sussmann)</text:a>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e%27s_theorem" xlink:type="simple">Ore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licz–Pettis_theorem" xlink:type="simple">Orlicz–Petti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nstein_theorem" xlink:type="simple">Ornstein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<text:a xlink:href="https://en.wikipedia.org/wiki/Oseledec_theorem" xlink:type="simple">Oseledec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erwalder–Schrader_theorem" xlink:type="simple">Osterwalder–Schrader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–Hadamard_gap_theorem" xlink:type="simple">Ostrowski–Hadamard gap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%27s_theorem" xlink:type="simple">Ostrowski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–Wiener_theorem" xlink:type="simple">Paley–Wiener theorem</text:a></text:p>
          </table:table-cell>
          <table:table-cell table:style-name="ce3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%27s_theorem" xlink:type="simple">Paley's theorem</text:a>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ndya_theorem" xlink:type="simple">Pandya theorem</text:a>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area_theorem" xlink:type="simple">Pappus's area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centroid_theorem" xlink:type="simple">Pappus's centroid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hexagon_theorem" xlink:type="simple">Pappus's hexagon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allel_axis_theorem" xlink:type="simple">Parallel axi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is–Harrington_theorem" xlink:type="simple">Paris–Harrington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ovicenko%27s_theorem" xlink:type="simple">Parovicenko's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seval%27s_theorem" xlink:type="simple">Parseval's theorem</text:a>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thasarathy%27s_theorem" xlink:type="simple">Parthasarathy's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al%27s_theorem" xlink:type="simple">Pascal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h%27s_theorem" xlink:type="simple">Pasch's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CP_theorem" xlink:type="simple">PCP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ano_existence_theorem" xlink:type="simple">Peano existence theorem</text:a>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etre_theorem" xlink:type="simple">Peetre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ixoto%27s_theorem" xlink:type="simple">Peixoto's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rose–Hawking_singularity_theorems" xlink:type="simple">Penrose–Hawking singularity theorems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tagonal_number_theorem" xlink:type="simple">Pentagonal numb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fect_graph_theorem" xlink:type="simple">Perfect graph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lis_theorem" xlink:type="simple">Perli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pendicular_axis_theorem" xlink:type="simple">Perpendicular axi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ron–Frobenius_theorem" xlink:type="simple">Perron–Frobenius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–Weyl_theorem" xlink:type="simple">Peter–Weyl theorem</text:a>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hragmén–Lindelöf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ard_theorem" xlink:type="simple">Picard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icard–Lindelöf theorem</text:a>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%27s_theorem" xlink:type="simple">Pick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ands–Balkema–de_Haan_theorem" xlink:type="simple">Pickands–Balkema–de Haan theorem</text:a>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man–Koopman–Darmois_theorem" xlink:type="simple">Pitman–Koopman–Darmoi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ot_theorem" xlink:type="simple">Pitot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#Pivot_theorem" xlink:type="simple">Pivot theorem</text:a>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zza_theorem" xlink:type="simple">Pizza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ar_separator_theorem" xlink:type="simple">Planar separator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" xlink:type="simple">Plancherel theorem</text:a>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_for_spherical_functions" xlink:type="simple">Plancherel theorem for spherical functions</text:a>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duality" xlink:type="simple">Poincaré duality theorem</text:a>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recurrence_theorem" xlink:type="simple">Poincaré recurrence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endixson_theorem" xlink:type="simple">Poincaré–Bendixson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irkhoff–Witt_theorem" xlink:type="simple">Poincaré–Birkhoff–Witt theorem</text:a>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Hopf_theorem" xlink:type="simple">Poincaré–Hopf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sson_limit_theorem" xlink:type="simple">Poisson limit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ólya_enumeration_theorem" xlink:type="simple">Pólya enumeration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mpeiu%27s_theorem" xlink:type="simple">Pompeiu'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–Steiner_theorem" xlink:type="simple">Poncelet–Steiner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%27s_closure_theorem" xlink:type="simple">Poncelet's closure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itive_energy_theorem" xlink:type="simple">Positive energy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t%27s_theorem" xlink:type="simple">Post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ynting%27s_theorem" xlink:type="simple">Poynting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eimage_theorem" xlink:type="simple">Preimage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tical_physics" xlink:type="simple">Price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e_number_theorem" xlink:type="simple">Prime numb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itive_element_theorem" xlink:type="simple">Primitive element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axis_theorem" xlink:type="simple">Principal axis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ideal_theorem" xlink:type="simple">Principal ideal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khorov%27s_theorem" xlink:type="simple">Prokhorov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per_base_change_theorem" xlink:type="simple">Proper base change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th%27s_theorem" xlink:type="simple">Proth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seudorandom_generator_theorem" xlink:type="simple">Pseudorandom generator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tolemy%27s_theorem" xlink:type="simple">Ptolemy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ean_theorem" xlink:type="simple">Pythagorean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dratic_reciprocity" xlink:type="simple">Quadratic reciprocity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ntum_threshold_theorem" xlink:type="simple">Quantum threshold theorem</text:a></text:p>
          </table:table-cell>
          <table:table-cell office:value-type="string" calcext:value-type="string">
            <text:p><text:span text:style-name="T1"><text:a xlink:href="https://en.wikipedia.org/wiki/Computer_science" xlink:type="simple">Computer science</text:a></text:span><text:span text:style-name="T1"> / </text:span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illen–Suslin_theorem" xlink:type="simple">Quillen–Suslin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otient_of_subspace_theorem" xlink:type="simple">Quotient of subspace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emacher%27s_theorem" xlink:type="simple">Rademacher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ó%27s_theorem_(harmonic_functions)" xlink:type="simple">Rado's theorem</text:a>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–Nikodym_theorem" xlink:type="simple">Radon–Nikodym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%27s_theorem" xlink:type="simple">Radon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ikov%27s_theorem" xlink:type="simple">Raikov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m_vanishing_theorem" xlink:type="simple">Ramanujam vanishin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n–Skolem%27s_theorem" xlink:type="simple">Ramanujan–Skolem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sey%27s_theorem" xlink:type="simple">Ramsey's theorem</text:a></text:p>
          </table:table-cell>
          <table:table-cell office:value-type="string" calcext:value-type="string">
            <text:p><text:span text:style-name="T1"><text:a xlink:href="https://en.wikipedia.org/wiki/Graph_theory" xlink:type="simple">Graph theory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nk–nullity_theorem" xlink:type="simple">Rank–nullity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o–Blackwell_theorem" xlink:type="simple">Rao–Blackwell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Corollary_(Rashevsky–Chow_theorem)" xlink:type="simple">Rashevsky–Chow theorem</text:a>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Ration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ity_theorem" xlink:type="simple">Rationality theorem</text:a>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ner%27s_theorems" xlink:type="simple">Ratner's theorems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uch_comparison_theorem" xlink:type="simple">Rauch comparison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édei%27s_theorem" xlink:type="simple">Rédei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b_sphere_theorem" xlink:type="simple">Reeb sphere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h–Schlieder_theorem" xlink:type="simple">Reeh–Schlieder theorem</text:a>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flection_theorem" xlink:type="simple">Reflection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ev%27s_theorem" xlink:type="simple">Regev's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Reidemeister–Singer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ider%27s_theorem" xlink:type="simple">Reider's theorem</text:a>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mmert–Stein_theorem" xlink:type="simple">Remmert–Stein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sidue_theorem" xlink:type="simple">Residue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uschle%27s_theorem" xlink:type="simple">Reuschle'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versed_compound_agent_theorem" xlink:type="simple">Reversed compound agent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ynolds_transport_theorem" xlink:type="simple">Reynolds transport theorem</text:a>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bet%27s_theorem" xlink:type="simple">Ribet's theorem</text:a></text:p>
          </table:table-cell>
          <table:table-cell office:value-type="string" calcext:value-type="string">
            <text:p><text:span text:style-name="T2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–Shapiro_theorem" xlink:type="simple">Rice–Shapiro theorem</text:a>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%27s_theorem" xlink:type="simple">Rice's theorem</text:a>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son%27s_theorem" xlink:type="simple">Richardson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mapping_theorem" xlink:type="simple">Riemann mapping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eries_theorem" xlink:type="simple">Riemann series theorem</text:a>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ingularity_theorem" xlink:type="simple">Riemann singularity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" xlink:type="simple">Riemann–Roch theorem</text:a></text:p>
          </table:table-cell>
          <table:table-cell office:value-type="string" calcext:value-type="string">
            <text:p><text:span text:style-name="T1"><text:a xlink:href="https://en.wikipedia.org/wiki/Riemann_surfaces" xlink:type="simple">Riemann surfaces</text:a></text:span><text:span text:style-name="T1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mooth_manifolds" xlink:type="simple">Riemann–Roch theorem for smooth manifolds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urfaces" xlink:type="simple">Riemann–Roch theorem for surfaces</text:a>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existence_theorem" xlink:type="simple">Riemann's existence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theorem_on_removable_singularities" xlink:type="simple">Riemann's theorem on removable singularities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_representation_theorem" xlink:type="simple">Riesz representation theorem</text:a></text:p>
          </table:table-cell>
          <table:table-cell office:value-type="string" calcext:value-type="string">
            <text:p><text:span text:style-name="T1"><text:a xlink:href="https://en.wikipedia.org/wiki/Functional_analysis" xlink:type="simple">Functional analysis</text:a></text:span><text:span text:style-name="T1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Fischer_theorem" xlink:type="simple">Riesz–Fischer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Thorin_theorem" xlink:type="simple">Riesz–Thorin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ngel–Youngs_theorem" xlink:type="simple">Ringel–Young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bins_theorem" xlink:type="simple">Robbin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ertson–Seymour_theorem" xlink:type="simple">Robertson–Seymour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%27s_theorem" xlink:type="simple">Robin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son%27s_joint_consistency_theorem" xlink:type="simple">Robinson's joint consistency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khlin%27s_theorem" xlink:type="simple">Rokhlin's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lle%27s_theorem" xlink:type="simple">Rolle's theorem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sser%27s_theorem" xlink:type="simple">Rosser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–Capelli_theorem" xlink:type="simple">Rouché–Capelli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%27s_theorem" xlink:type="simple">Rouché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–Hurwitz_theorem" xlink:type="simple">Routh–Hurwitz theorem</text:a>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%27s_theorem" xlink:type="simple">Routh's theorem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unge%27s_theorem" xlink:type="simple">Runge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bczynski_theorem" xlink:type="simple">Rybczynski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ll-Nardzewski_fixed-point_theorem" xlink:type="simple">Ryll–Nardzewski fixed point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-cobordism_theorem#The_s-cobordism_theorem" xlink:type="simple">S–cobordism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ccheri–Legendre_theorem" xlink:type="simple">Saccheri–Legendre theorem</text:a>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hlqvist_correspondence_theorem" xlink:type="simple">Sahlqvist correspondence theorem</text:a>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int-Venant%27s_theorem" xlink:type="simple">Saint-Venant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d%27s_theorem" xlink:type="simple">Sard'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kovskii%27s_theorem" xlink:type="simple">Sarkovskii's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vitch%27s_theorem" xlink:type="simple">Savitch's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zonov%27s_theorem" xlink:type="simple">Sazonov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efer%27s_dichotomy_theorem" xlink:type="simple">Schaefer's dichotomy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uder_fixed-point_theorem" xlink:type="simple">Schauder fixed point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ilder%27s_theorem" xlink:type="simple">Schilder's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yder%27s_theorem" xlink:type="simple">Schnyder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eier_refinement_theorem" xlink:type="simple">Schreier refinement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öder–Bernstein_theorems_for_operator_algebras" xlink:type="simple">Schröder–Bernstein theorems for operator algebras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oeder–Bernstein_theorem_for_measurable_spaces" xlink:type="simple">Schroeder–Bernstein theorem for measurable spaces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–Zassenhaus_theorem" xlink:type="simple">Schur–Zassenhau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lemma" xlink:type="simple">Schur's lemma</text:a>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theorem" xlink:type="simple">Schur's theorem</text:a>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_kernel_theorem" xlink:type="simple">Schwartz kernel theorem</text:a>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–Zippel_theorem" xlink:type="simple">Schwartz–Zippel theorem</text:a>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z–Ahlfors–Pick_theorem" xlink:type="simple">Schwarz–Ahlfors–Pick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enk%27s_theorem" xlink:type="simple">Schwenk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ott_core_theorem" xlink:type="simple">Scott cor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ifert–van_Kampen_theorem" xlink:type="simple">Seifert–van Kampen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parating_axis_theorem" xlink:type="simple">Separating axis theorem</text:a></text:p>
          </table:table-cell>
          <table:table-cell table:style-name="ce29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–Hartley_theorem" xlink:type="simple">Shannon–Hartley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expansion_theorem" xlink:type="simple">Shannon's expansion theorem</text:a>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source_coding_theorem" xlink:type="simple">Shannon's source cod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isy_channel_coding_theorem" xlink:type="simple">Shannon's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ell_theorem" xlink:type="simple">Shell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ft_theorem" xlink:type="simple">Shift theorem</text:a>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Cohn_theorem" xlink:type="simple">Shirshov–Cohn theorem</text:a>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Witt_theorem" xlink:type="simple">Shirshov–Witt theorem</text:a>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egel–Walfisz_theorem" xlink:type="simple">Siegel–Walfisz theorem</text:a>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lverman–Toeplitz_theorem" xlink:type="simple">Silverman–Toeplitz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plicial_approximation_theorem" xlink:type="simple">Simplicial approximation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nkhorn%27s_theorem" xlink:type="simple">Sinkhorn's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on%27s_minimax_theorem" xlink:type="simple">Sion's minimax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pser–Lautemann_theorem" xlink:type="simple">Sipser–Lautemann theorem</text:a>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u%27s_semicontinuity_theorem" xlink:type="simple">Siu's semicontinuity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circles_theorem" xlink:type="simple">Six circles theorem</text:a>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exponentials_theorem" xlink:type="simple">Six exponentials theorem</text:a>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lar%27s_theorem" xlink:type="simple">Sklar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da–El_Mir_theorem" xlink:type="simple">Skoda–El Mir theorem</text:a>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Mahler–Lech_theorem" xlink:type="simple">Skolem–Mahler–Lech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Noether_theorem" xlink:type="simple">Skolem–Noether theorem</text:a>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embedding_theorem" xlink:type="simple">Skorokhod's embedding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representation_theorem" xlink:type="simple">Skorokhod's representation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Śleszyński–Pringsheim_theorem" xlink:type="simple">Śleszyński–Pringsheim theorem</text:a>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lutsky%27s_theorem" xlink:type="simple">Slutsky'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mn_theorem" xlink:type="simple">Smn theorem</text:a></text:p>
          </table:table-cell>
          <table:table-cell office:value-type="string" calcext:value-type="string">
            <text:p><text:span text:style-name="T1"><text:a xlink:href="https://en.wikipedia.org/wiki/Recursion_theory" xlink:type="simple">Recursion theory</text:a></text:span><text:span text:style-name="T1"> / </text:span><text:span text:style-name="T1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bolev_embedding_theorem" xlink:type="simple">Sobolev embedding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khatsky–Weierstrass_theorem" xlink:type="simple">Sokhatsky–Weierstras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nnenschein–Mantel–Debreu_Theorem" xlink:type="simple">Sonnenschein–Mantel–Debreu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phie_Germain%27s_theorem" xlink:type="simple">Sophie Germain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l_theorem" xlink:type="simple">Soul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ndness_theorem" xlink:type="simple">Sound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ace_hierarchy_theorem" xlink:type="simple">Space hierarchy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ht%27s_theorem" xlink:type="simple">Specht's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tral_theorem" xlink:type="simple">Spectral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Speedup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rner%27s_theorem" xlink:type="simple">Sperner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here_theorem" xlink:type="simple">Sphere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in–statistics_theorem" xlink:type="simple">Spin–statistic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rague–Grundy_theorem" xlink:type="simple">Sprague–Grundy theorem</text:a>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queeze_theorem" xlink:type="simple">Squeez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hl%27s_theorem" xlink:type="simple">Stahl's theorem</text:a>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_theorem_about_ends_of_groups" xlink:type="simple">Stallings theorem about ends of groups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–Zeeman_theorem" xlink:type="simple">Stallings–Zeeman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_of_David_theorem" xlink:type="simple">Star of David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k–Heegner_theorem" xlink:type="simple">Stark–Heegn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–Strömberg_theorem" xlink:type="simple">Stein–Strömberg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er–Lehmus_theorem" xlink:type="simple">Steiner–Lehmus theorem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haus_theorem" xlink:type="simple">Steinhau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itz_theorem" xlink:type="simple">Steinitz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wart%27s_theorem" xlink:type="simple">Stewart's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nespring_factorization_theorem" xlink:type="simple">Stinespring factorization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rling%27s_theorem" xlink:type="simple">Stirling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kes%27s_theorem" xlink:type="simple">Stokes's theorem</text:a></text:p>
          </table:table-cell>
          <table:table-cell office:value-type="string" calcext:value-type="string">
            <text:p><text:span text:style-name="T1"><text:a xlink:href="https://en.wikipedia.org/wiki/Vector_calculus" xlink:type="simple">Vector calculus</text:a></text:span><text:span text:style-name="T1"> / </text:span><text:span text:style-name="T1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per–Samuelson_theorem" xlink:type="simple">Stolper–Samuelso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z–Cesàro_theorem" xlink:type="simple">Stolz–Cesàro theorem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Tukey_theorem" xlink:type="simple">Stone–Tukey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von_Neumann_theorem" xlink:type="simple">Stone–von Neumann theorem</text:a></text:p>
          </table:table-cell>
          <table:table-cell office:value-type="string" calcext:value-type="string">
            <text:p><text:span text:style-name="T1"><text:a xlink:href="https://en.wikipedia.org/wiki/Functional_analysis" xlink:type="simple">Functional analysis</text:a></text:span><text:span text:style-name="T1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Weierstrass_theorem" xlink:type="simple">Stone–Weierstras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representation_theorem_for_Boolean_algebras" xlink:type="simple">Stone's representation theorem for Boolean algebras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theorem_on_one-parameter_unitary_groups" xlink:type="simple">Stone's theorem on one-parameter unitary groups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assmann%27s_theorem" xlink:type="simple">Strassmann'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ong_perfect_graph_theorem" xlink:type="simple">Strong perfect graph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finitely_generated_modules_over_a_principal_ideal_domain" xlink:type="simple">Structure theorem for finitely generated modules over a principal ideal domain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Gaussian_measures" xlink:type="simple">Structure theorem for Gaussian measures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d_program_theorem" xlink:type="simple">Structured program theorem</text:a>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–Picone_comparison_theorem" xlink:type="simple">Sturm–Picone comparison theorem</text:a>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%27s_theorem" xlink:type="simple">Sturm's theorem</text:a>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bspace_theorem" xlink:type="simple">Subspace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pporting_hyperplane_theorem" xlink:type="simple">Supporting hyperplane theorem</text:a></text:p>
          </table:table-cell>
          <table:table-cell table:style-name="ce29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wan%27s_theorem" xlink:type="simple">Swan's theorem</text:a>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ow_theorems" xlink:type="simple">Sylow theorems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_pentahedral_theorem" xlink:type="simple">Sylvester pentahedral theorem</text:a>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–Gallai_theorem" xlink:type="simple">Sylvester–Gallai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determinant_theorem" xlink:type="simple">Sylvester's determinant theorem</text:a>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law_of_inertia" xlink:type="simple">Sylvester's law of inertia</text:a>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#Sylvester.27s_theorem" xlink:type="simple">Sylvester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mmetric_hypergraph_theorem" xlink:type="simple">Symmetric hypergraph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itude_(triangle)" xlink:type="simple">Symphonic theorem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nge%27s_theorem" xlink:type="simple">Synge's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.-Nagy%27s_dilation_theorem" xlink:type="simple">Sz.-Nagy's dilation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gő_limit_theorems" xlink:type="simple">Szegő limit theorems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–Trotter_theorem" xlink:type="simple">Szemerédi–Trotter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%27s_theorem" xlink:type="simple">Szemerédi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pilrajn_extension_theorem" xlink:type="simple">Szpilrajn extension theorem</text:a>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agi_existence_theorem" xlink:type="simple">Takagi existence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ens%27s_theorem" xlink:type="simple">Takens's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meness_conjecture" xlink:type="simple">Tameness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ngent-secant_theorem" xlink:type="simple">Tangent-secant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indefinability_theorem" xlink:type="simple">Tarski's indefinability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–Proudman_theorem" xlink:type="simple">Taylor–Proudma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%27s_theorem" xlink:type="simple">Taylor's theorem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nnenbaum%27s_theorem" xlink:type="simple">Tennenbaum's theorem</text:a>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bit_number" xlink:type="simple">Thabit ibn Qurra's theorem</text:a>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les%27s_theorem" xlink:type="simple">Thales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_duality#The_duality_theorem" xlink:type="simple">The duality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bault%27s_theorem" xlink:type="simple">Thébault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de_Moivre–Laplace" xlink:type="simple">Theorem of de Moivre–Laplace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cube" xlink:type="simple">Theorem of the cube</text:a>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gnomon" xlink:type="simple">Theorem of the gnomon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ree_moments" xlink:type="simple">Theorem of three moments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n_friends_and_strangers" xlink:type="simple">Theorem on friends and strangers</text:a>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venin%27s_theorem" xlink:type="simple">Thévenin's theorem</text:a></text:p>
          </table:table-cell>
          <table:table-cell office:value-type="string" calcext:value-type="string">
            <text:p><text:span text:style-name="T2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transitivity_theorem" xlink:type="simple">Thompson transitivity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uniqueness_theorem" xlink:type="simple">Thompson uniqueness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sen%27s_theorem" xlink:type="simple">Thomsen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–Siegel–Roth_theorem" xlink:type="simple">Thue–Siegel–Roth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_equation" xlink:type="simple">Thue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etze_extension_theorem" xlink:type="simple">Tietze extens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jdeman%27s_theorem" xlink:type="simple">Tijdeman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khonov_fixed-point_theorem" xlink:type="simple">Tikhonov fixed-point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me_hierarchy_theorem" xlink:type="simple">Time hierarchy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chmarsh_convolution_theorem" xlink:type="simple">Titchmarsh convolution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transform#Titchmarsh's_theorem" xlink:type="simple">Titchmarsh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s_alternative" xlink:type="simple">Tits alternative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da%27s_theorem" xlink:type="simple">Toda's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mita%27s_theorem" xlink:type="simple">Tomita's theorem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nelli%27s_theorem_(functional_analysis)" xlink:type="simple">Tonelli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kis%27s_theorem" xlink:type="simple">Topkis's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onogov%27s_theorem" xlink:type="simple">Toponogov's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relli_theorem" xlink:type="simple">Torelli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ichotomy_theorem" xlink:type="simple">Trichotomy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ombi–Varadarajan_theorem" xlink:type="simple">Trombi–Varadarajan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udinger%27s_theorem" xlink:type="simple">Trudinger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sen%27s_theorem" xlink:type="simple">Tsen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nnell%27s_theorem" xlink:type="simple">Tunnell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–Kubilius_inequality" xlink:type="simple">Turán–Kubiliu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%27s_theorem" xlink:type="simple">Turán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tte_theorem" xlink:type="simple">Tutte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ychonoff%27s_theorem" xlink:type="simple">Tychonoff's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gly_duckling_theorem" xlink:type="simple">Ugly duckling theorem</text:a>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formization_theorem" xlink:type="simple">Uniformization theorem</text:a></text:p>
          </table:table-cell>
          <table:table-cell office:value-type="string" calcext:value-type="string">
            <text:p><text:span text:style-name="T1"><text:a xlink:href="https://en.wikipedia.org/wiki/Complex_analysis" xlink:type="simple">Complex analysis</text:a></text:span><text:span text:style-name="T1"> / </text:span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approximation_theorem" xlink:type="simple">Universal approximation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coefficient_theorem" xlink:type="simple">Universal coefficient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mixedness_theorem" xlink:type="simple">Unmixednes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liant–Vazirani_theorem" xlink:type="simple">Valiant–Vazirani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Aubel%27s_theorem" xlink:type="simple">Van Aubel's theorem</text:a>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der_Waerden%27s_theorem" xlink:type="simple">Van der Waerden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Schooten%27s_theorem" xlink:type="simple">Van Schooten'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ergence_problem#Van_Vleck.27s_theorem" xlink:type="simple">Van Vleck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tieghems_theorem" xlink:type="simple">Vantieghem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rignon%27s_theorem" xlink:type="simple">Varignon'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a%27s_formulas" xlink:type="simple">Vieta's formulas</text:a>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oris–Begle_mapping_theorem" xlink:type="simple">Vietoris–Begle mapping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nogradov%27s_theorem" xlink:type="simple">Vinogradov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rial_theorem" xlink:type="simple">Virial theorem</text:a></text:p>
          </table:table-cell>
          <table:table-cell office:value-type="string" calcext:value-type="string">
            <text:p><text:span text:style-name="T2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nvergence_theorem" xlink:type="simple">Vitali convergence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vering_theorem" xlink:type="simple">Vitali covering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set" xlink:type="simple">Vitali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–Hahn–Saks_theorem" xlink:type="simple">Vitali–Hahn–Sak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viani%27s_theorem" xlink:type="simple">Viviani'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_bicommutant_theorem" xlink:type="simple">Von Neumann bicommutant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%27s_theorem" xlink:type="simple">Von Neumann's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Staudt–Clausen_theorem" xlink:type="simple">Von Staudt–Clausen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gner%27s_theorem" xlink:type="simple">Wagner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Waldhausen's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lter_theorem" xlink:type="simple">Walter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ber%27s_theorem" xlink:type="simple">Weber'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dderburn%27s_little_theorem" xlink:type="simple">Wedderburn's little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Wedderburn's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factorization_theorem" xlink:type="simple">Weierstrass factorization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preparation_theorem" xlink:type="simple">Weierstrass preparation theorem</text:a></text:p>
          </table:table-cell>
          <table:table-cell office:value-type="string" calcext:value-type="string">
            <text:p><text:span text:style-name="T2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–Casorati_theorem" xlink:type="simple">Weierstrass–Casorati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nberg–Witten_theorem" xlink:type="simple">Weinberg–Witten theorem</text:a>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ll-ordering_theorem" xlink:type="simple">Well-ordering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ehead_theorem" xlink:type="simple">Whitehead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mbedding_theorem" xlink:type="simple">Whitney embedding theorem</text:a>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xtension_theorem" xlink:type="simple">Whitney extension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immersion_theorem" xlink:type="simple">Whitney immersion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ular_homotopy" xlink:type="simple">Whitney–Graustein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ck%27s_theorem" xlink:type="simple">Wick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–Ikehara_theorem" xlink:type="simple">Wiener–Ikehara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%27s_tauberian_theorem" xlink:type="simple">Wiener's tauberian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gner–Eckart_theorem" xlink:type="simple">Wigner–Eckart theorem</text:a>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kie%27s_theorem" xlink:type="simple">Wilkie's theorem</text:a>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son%27s_theorem" xlink:type="simple">Wilson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tt%27s_theorem" xlink:type="simple">Witt's theorem</text:a>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d%27s_theorem" xlink:type="simple">Wold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stenholme%27s_theorem" xlink:type="simple">Wolstenholme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*_theorem" xlink:type="simple">Z*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horski_theorem" xlink:type="simple">Zahorski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riski%27s_main_theorem" xlink:type="simple">Zariski's main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ckendorf%27s_theorem" xlink:type="simple">Zeckendorf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ilberger–Bressoud_theorem" xlink:type="simple">Zeilberger–Bressoud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J_theorem" xlink:type="simple">ZJ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sigmondy%27s_theorem" xlink:type="simple">Zsigmondy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</table:table>
      <table:table table:name="Algorithm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<text:a xlink:href="https://en.wikipedia.org/wiki/Karatsuba_algorithm" xlink:type="simple">Karatsuba Multiplication</text:a></text:p>
          </table:table-cell>
          <table:table-cell table:style-name="ce58" office:value-type="string" calcext:value-type="string">
            <text:p>Number Theo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en.wikipedia.org/wiki/Anatoly_Karatsuba" xlink:type="simple">Anatoly Karatsuba</text:a></text:p>
          </table:table-cell>
        </table:table-row>
      </table:table>
      <table:table table:name="Sources" table:style-name="ta1">
        <table:table-column table:style-name="co9" table:default-cell-style-name="ce153"/>
        <table:table-column table:style-name="co10" table:default-cell-style-name="ce158"/>
        <table:table-row table:style-name="ro1">
          <table:table-cell table:style-name="ce152" office:value-type="string" calcext:value-type="string">
            <text:p>Organisations</text:p>
          </table:table-cell>
          <table:table-cell table:style-name="ce157" office:value-type="string" calcext:value-type="string">
            <text:p>Websites</text:p>
          </table:table-cell>
        </table:table-row>
        <table:table-row table:style-name="ro1">
          <table:table-cell office:value-type="string" calcext:value-type="string">
            <text:p>Irish Mathematical Society</text:p>
          </table:table-cell>
          <table:table-cell office:value-type="string" calcext:value-type="string">
            <text:p><text:a xlink:href="http://irishmathsoc.org/" xlink:type="simple">http://irishmathsoc.org/</text:a>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string" calcext:value-type="string">
            <text:p><text:a xlink:href="https://www.sciencedirect.com/" xlink:type="simple">https://www.sciencedirect.com/</text:a></text:p>
          </table:table-cell>
        </table:table-row>
        <table:table-row table:style-name="ro1"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scholar.google.com/" xlink:type="simple">https://scholar.google.com/</text:a></text:p>
          </table:table-cell>
        </table:table-row>
        <table:table-row table:style-name="ro1">
          <table:table-cell office:value-type="string" calcext:value-type="string">
            <text:p>Research Gate</text:p>
          </table:table-cell>
          <table:table-cell office:value-type="string" calcext:value-type="string">
            <text:p><text:a xlink:href="https://www.researchgate.net/" xlink:type="simple">https://www.researchgate.net/</text:a>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office:value-type="string" calcext:value-type="string">
            <text:p><text:a xlink:href="https://arxiv.org/" xlink:type="simple">https://arxiv.org/</text:a></text:p>
          </table:table-cell>
        </table:table-row>
        <table:table-row table:style-name="ro1">
          <table:table-cell office:value-type="string" calcext:value-type="string">
            <text:p>The On-Line Encyclopedia of Integer Sequences</text:p>
          </table:table-cell>
          <table:table-cell office:value-type="string" calcext:value-type="string">
            <text:p><text:a xlink:href="https://oeis.org/" xlink:type="simple">https://oeis.org/</text:a></text:p>
          </table:table-cell>
        </table:table-row>
        <table:table-row table:style-name="ro1">
          <table:table-cell office:value-type="string" calcext:value-type="string">
            <text:p>Numbers aplenty</text:p>
          </table:table-cell>
          <table:table-cell office:value-type="string" calcext:value-type="string">
            <text:p><text:a xlink:href="https://www.numbersaplenty.com/" xlink:type="simple">https://www.numbersaplenty.com/</text:a></text:p>
          </table:table-cell>
        </table:table-row>
        <table:table-row table:style-name="ro1">
          <table:table-cell table:style-name="ce154" office:value-type="string" calcext:value-type="string">
            <text:p>Mathworld Wolfram</text:p>
          </table:table-cell>
          <table:table-cell table:style-name="ce159" office:value-type="string" calcext:value-type="string">
            <text:p><text:a xlink:href="https://mathworld.wolfram.com/" xlink:type="simple">https://mathworld.wolfram.com/</text:a></text:p>
          </table:table-cell>
        </table:table-row>
        <table:table-row table:style-name="ro1">
          <table:table-cell table:style-name="ce154" office:value-type="string" calcext:value-type="string">
            <text:p>Institute for Advanced Study</text:p>
          </table:table-cell>
          <table:table-cell table:style-name="ce159" office:value-type="string" calcext:value-type="string">
            <text:p><text:a xlink:href="https://www.ias.edu/" xlink:type="simple">https://www.ias.edu/</text:a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55" office:value-type="string" calcext:value-type="string">
            <text:p>Bloggers</text:p>
          </table:table-cell>
          <table:table-cell table:style-name="ce155" office:value-type="string" calcext:value-type="string">
            <text:p>Blogs</text:p>
          </table:table-cell>
        </table:table-row>
        <table:table-row table:style-name="ro1">
          <table:table-cell table:style-name="ce156" office:value-type="string" calcext:value-type="string">
            <text:p>Tai-Danae Bradley</text:p>
          </table:table-cell>
          <table:table-cell table:style-name="ce160" office:value-type="string" calcext:value-type="string">
            <text:p><text:a xlink:href="https://www.math3ma.com/" xlink:type="simple">https://www.math3ma.com/</text:a></text:p>
          </table:table-cell>
        </table:table-row>
        <table:table-row table:style-name="ro1">
          <table:table-cell office:value-type="string" calcext:value-type="string">
            <text:p>Alexander Bogomolny </text:p>
          </table:table-cell>
          <table:table-cell office:value-type="string" calcext:value-type="string">
            <text:p><text:a xlink:href="http://www.cut-the-knot.org/" xlink:type="simple">http://www.cut-the-knot.org/</text:a></text:p>
          </table:table-cell>
        </table:table-row>
        <table:table-row table:style-name="ro1">
          <table:table-cell office:value-type="string" calcext:value-type="string">
            <text:p>Maria Santos</text:p>
          </table:table-cell>
          <table:table-cell office:value-type="string" calcext:value-type="string">
            <text:p><text:a xlink:href="https://mariascrs.github.io/" xlink:type="simple">https://mariascrs.github.io/</text:a></text:p>
          </table:table-cell>
        </table:table-row>
        <table:table-row table:style-name="ro1">
          <table:table-cell table:style-name="ce154" office:value-type="string" calcext:value-type="string">
            <text:p>Terry Tao</text:p>
          </table:table-cell>
          <table:table-cell table:style-name="ce159" office:value-type="string" calcext:value-type="string">
            <text:p><text:a xlink:href="https://terrytao.wordpress.com/" xlink:type="simple">https://terrytao.wordpress.com/</text:a></text:p>
          </table:table-cell>
        </table:table-row>
      </table:table>
      <table:table table:name="Mathematicians" table:style-name="ta1">
        <table:table-column table:style-name="co11" table:default-cell-style-name="Default"/>
        <table:table-column table:style-name="co8" table:default-cell-style-name="ce161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Field / Sub Field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EIS</text:p>
          </table:table-cell>
          <table:table-cell office:value-type="string" calcext:value-type="string">
            <text:p>Numberphile</text:p>
          </table:table-cell>
        </table:table-row>
        <table:table-row table:style-name="ro1">
          <table:table-cell office:value-type="string" calcext:value-type="string">
            <text:p><text:a xlink:href="https://en.wikipedia.org/wiki/Anatoly_Karatsuba" xlink:type="simple">Anatoly Karatsuba</text:a></text:p>
          </table:table-cell>
          <table:table-cell office:value-type="string" calcext:value-type="string">
            <text:p>Russi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nalytic number theory, p-adic numbers and Dirichlet ser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Friedrich_Gauss" xlink:type="simple">Johann Carl Friedrich Gauss</text:a></text:p>
          </table:table-cell>
          <table:table-cell office:value-type="string" calcext:value-type="string">
            <text:p>German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many fields in mathematics and science – Elliptic functions &amp; Euclid’s Geometry</text:p>
          </table:table-cell>
          <table:table-cell office:value-type="string" calcext:value-type="string">
            <text:p>Gauss Summation 1 to 100</text:p>
          </table:table-cell>
          <table:table-cell/>
          <table:table-cell office:value-type="string" calcext:value-type="string">
            <text:p><text:a xlink:href="https://www.youtube.com/watch?v=Dd81F6-Ar_0" xlink:type="simple">One to One Mill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rinivasa_Ramanujan" xlink:type="simple">Srinivasa Ramanujan</text:a></text:p>
          </table:table-cell>
          <table:table-cell office:value-type="string" calcext:value-type="string">
            <text:p>Indian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Mathematical analysis, number theory, infinite series &amp; continued fractions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<text:span text:style-name="T1"><text:a xlink:href="https://oeis.org/A000041" xlink:type="simple">A000041</text:a></text:span><text:span text:style-name="T1"> / </text:span><text:span text:style-name="T1"><text:a xlink:href="https://oeis.org/A016897" xlink:type="simple">A016897</text:a></text:span></text:p>
          </table:table-cell>
          <table:table-cell office:value-type="string" calcext:value-type="string">
            <text:p><text:a xlink:href="https://www.youtube.com/watch?v=NjCIq58rZ8I" xlink:type="simple">Parti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fried_Wilhelm_Leibniz" xlink:type="simple">Gottfried Wilhelm Leibniz</text:a></text:p>
          </table:table-cell>
          <table:table-cell office:value-type="string" calcext:value-type="string">
            <text:p>Germa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Differential and integral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Leonhard_Euler" xlink:type="simple">Leonhard Euler</text:a></text:p>
          </table:table-cell>
          <table:table-cell office:value-type="string" calcext:value-type="string">
            <text:p>Swiss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Topology, analytic number theory, complex analysis, and infinitesimal calculus</text:p>
          </table:table-cell>
          <table:table-cell office:value-type="string" calcext:value-type="string">
            <text:p>Seven Bridges 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Isaac_Newton" xlink:type="simple">Isaac Newton</text:a></text:p>
          </table:table-cell>
          <table:table-cell office:value-type="string" calcext:value-type="string">
            <text:p>English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For optics and developing the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_Taylor" xlink:type="simple">Brook Taylor</text:a></text:p>
          </table:table-cell>
          <table:table-cell office:value-type="string" calcext:value-type="string">
            <text:p>English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mathematical analysis</text:p>
          </table:table-cell>
          <table:table-cell office:value-type="string" calcext:value-type="string">
            <text:p>Taylor's theorem and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avid_Hilbert" xlink:type="simple">David Hilbert</text:a></text:p>
          </table:table-cell>
          <table:table-cell office:value-type="string" calcext:value-type="string">
            <text:p>German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many areas, including invariant theory, the 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rence_Tao" xlink:type="simple">Terence Chi-Shen Tao</text:a></text:p>
          </table:table-cell>
          <table:table-cell office:value-type="string" calcext:value-type="string">
            <text:p>Australian-America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cludes topics in harmonic analysis &amp; analytic number theory</text:p>
          </table:table-cell>
          <table:table-cell office:value-type="string" calcext:value-type="string">
            <text:p><text:a xlink:href="http://terrytao.wordpress.com/" xlink:type="simple">http://terrytao.wordpres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ndrew_Wiles" xlink:type="simple">Andrew Wiles</text:a></text:p>
          </table:table-cell>
          <table:table-cell office:value-type="string" calcext:value-type="string">
            <text:p>Englis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in_Maclaurin" xlink:type="simple">Colin Maclaurin</text:a></text:p>
          </table:table-cell>
          <table:table-cell office:value-type="string" calcext:value-type="string">
            <text:p>Scottish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geometry and algebra</text:p>
          </table:table-cell>
          <table:table-cell office:value-type="string" calcext:value-type="string">
            <text:p>The Maclaurin series, a special case of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Gregory_(mathematician)" xlink:type="simple">James Gregory</text:a></text:p>
          </table:table-cell>
          <table:table-cell office:value-type="string" calcext:value-type="string">
            <text:p>Scottish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trigonometry, discovering infinit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Barrow" xlink:type="simple">Isaac Barrow</text:a></text:p>
          </table:table-cell>
          <table:table-cell office:value-type="string" calcext:value-type="string">
            <text:p>English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éon_Denis_Poisson" xlink:type="simple">Siméon Denis Poisson</text:a></text:p>
          </table:table-cell>
          <table:table-cell office:value-type="string" calcext:value-type="string">
            <text:p>French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Poisson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olas_Bourbaki" xlink:type="simple">Nicolas Bourbaki</text:a></text:p>
          </table:table-cell>
          <table:table-cell office:value-type="string" calcext:value-type="string">
            <text:p>French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llective pseudonym - <text:s/>(Elements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-Simon_Laplace" xlink:type="simple">Pierre-Simon Laplace</text:a></text:p>
          </table:table-cell>
          <table:table-cell office:value-type="string" calcext:value-type="string">
            <text:p>French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engineering, mathematics, statistics, physics, astronomy, and philosophy. </text:p>
          </table:table-cell>
          <table:table-cell office:value-type="string" calcext:value-type="string">
            <text:p>Laplace formulated Laplace's equation, and pioneered the Laplace 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hn_Forbes_Nash_Jr." xlink:type="simple">John Forbes Nash Jr.</text:a></text:p>
          </table:table-cell>
          <table:table-cell office:value-type="string" calcext:value-type="string">
            <text:p>American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ame theory, differential geometry, and the study of partial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katiesteckles.co.uk/" xlink:type="simple">Katie Steckles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thematics (topology/pure mat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_Einstein" xlink:type="simple">Albert Einstein</text:a></text:p>
          </table:table-cell>
          <table:table-cell office:value-type="string" calcext:value-type="string">
            <text:p>German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heoretical physic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as" xlink:type="simple">Pythagoras of Samo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570 BC</text:p>
          </table:table-cell>
          <table:table-cell office:value-type="string" calcext:value-type="string">
            <text:p>Many areas</text:p>
          </table:table-cell>
          <table:table-cell office:value-type="string" calcext:value-type="string">
            <text:p>Pythagorean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ryabhata" xlink:type="simple">Aryabhata</text:a></text:p>
          </table:table-cell>
          <table:table-cell office:value-type="string" calcext:value-type="string">
            <text:p>India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rigonometry, Indeterminate equations and Alge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chimedes" xlink:type="simple">Archimede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287 BC</text:p>
          </table:table-cell>
          <table:table-cell office:value-type="string" calcext:value-type="string">
            <text:p>Method of exhaustion, The infinite series and Myriad of myri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" xlink:type="simple">Euclid of Alexandria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325 BC</text:p>
          </table:table-cell>
          <table:table-cell office:value-type="string" calcext:value-type="string">
            <text:p>Father of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Gustav_Jacob_Jacobi" xlink:type="simple">Carl Gustav Jacob Jacobi</text:a></text:p>
          </table:table-cell>
          <table:table-cell office:value-type="string" calcext:value-type="string">
            <text:p>German</text:p>
          </table:table-cell>
          <table:table-cell office:value-type="float" office:value="1804" calcext:value-type="float">
            <text:p>1804</text:p>
          </table:table-cell>
          <table:table-cell table:style-name="ce162" office:value-type="string" calcext:value-type="string">
            <text:p>Elliptic functions, dynamics, differential equations, determinants, and 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khael_Gromov_(mathematician)" xlink:type="simple">Mikhael Leonidovich Gromov</text:a></text:p>
          </table:table-cell>
          <table:table-cell office:value-type="string" calcext:value-type="string">
            <text:p>Russia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Geometry, analysis and 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en_Uhlenbeck" xlink:type="simple">Karen Keskulla Uhlenbeck</text:a></text:p>
          </table:table-cell>
          <table:table-cell office:value-type="string" calcext:value-type="string">
            <text:p>American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Founder of modern geometric analysis &amp; geometric partial differential equations, gauge theory, and integrable systems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cholze" xlink:type="simple">Peter Scholze</text:a></text:p>
          </table:table-cell>
          <table:table-cell office:value-type="string" calcext:value-type="string">
            <text:p>Germa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rithmetic geometry such as p-adic geometry and its applica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gori_Perelman" xlink:type="simple">Grigori Yakovlevich Perelman</text:a></text:p>
          </table:table-cell>
          <table:table-cell office:value-type="string" calcext:value-type="string">
            <text:p>Russia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Geometric analysis, Riemannian geometry, and geometric topology.</text:p>
          </table:table-cell>
          <table:table-cell office:value-type="string" calcext:value-type="string">
            <text:p>Proff of Poincaré conje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Clerk_Maxwell" xlink:type="simple">James Clerk Maxwell</text:a></text:p>
          </table:table-cell>
          <table:table-cell office:value-type="string" calcext:value-type="string">
            <text:p>Scottish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Electromagnetism &amp; coupled partial differential equations </text:p>
          </table:table-cell>
          <table:table-cell office:value-type="string" calcext:value-type="string">
            <text:p>Maxwell's equations for electromagnet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seph-Louis_Lagrange" xlink:type="simple">Joseph-Louis Lagrange</text:a></text:p>
          </table:table-cell>
          <table:table-cell office:value-type="string" calcext:value-type="string">
            <text:p>Italian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Algebra, Number theory and Other mathematical work</text:p>
          </table:table-cell>
          <table:table-cell office:value-type="string" calcext:value-type="string">
            <text:p>Lagrangian mechan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ael_Faraday" xlink:type="simple">Michael Faraday</text:a></text:p>
          </table:table-cell>
          <table:table-cell office:value-type="string" calcext:value-type="string">
            <text:p>English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Electromagnetic induction, diamagnetism and electrolysi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Henry" xlink:type="simple">Joseph Henry</text:a></text:p>
          </table:table-cell>
          <table:table-cell office:value-type="string" calcext:value-type="string">
            <text:p>American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Electromagnetic</text:p>
          </table:table-cell>
          <table:table-cell office:value-type="string" calcext:value-type="string">
            <text:p><text:s/>The SI unit of inductance, the Hen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Oliver_Heaviside" xlink:type="simple">Oliver Heaviside</text:a></text:p>
          </table:table-cell>
          <table:table-cell office:value-type="string" calcext:value-type="string">
            <text:p>English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rought complex numbers to circuit analysis,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Planck" xlink:type="simple">Max Karl Ernst Ludwig Planck</text:a></text:p>
          </table:table-cell>
          <table:table-cell office:value-type="string" calcext:value-type="string">
            <text:p>German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echanics, studying the diffusion, but transferred to theoretical physic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kola_Tesla" xlink:type="simple">Nikola Tesla</text:a></text:p>
          </table:table-cell>
          <table:table-cell office:value-type="string" calcext:value-type="string">
            <text:p>Serbian-American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Design of the modern alternating current (AC) electricity supply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y_Ford" xlink:type="simple">Henry Ford</text:a></text:p>
          </table:table-cell>
          <table:table-cell office:value-type="string" calcext:value-type="string">
            <text:p>American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as_Edison" xlink:type="simple">Thomas Alva Edison</text:a></text:p>
          </table:table-cell>
          <table:table-cell office:value-type="string" calcext:value-type="string">
            <text:p>American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Electric power generation, mass communication, sound recording, and motion pic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_Feynman" xlink:type="simple">Richard Phillips Feynma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Quantum electrodynam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glielmo_Marconi" xlink:type="simple">Guglielmo Giovanni Maria Marconi</text:a></text:p>
          </table:table-cell>
          <table:table-cell office:value-type="string" calcext:value-type="string">
            <text:p>Italian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long-distance radio transmission, Marconi's law, and a radio telegraph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mil_Lenz" xlink:type="simple">Heinrich Friedrich Emil Lenz</text:a></text:p>
          </table:table-cell>
          <table:table-cell office:value-type="string" calcext:value-type="string">
            <text:p>Russian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Lenz's law in electrodynamics in 1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on_Musk" xlink:type="simple">Elon Musk</text:a></text:p>
          </table:table-cell>
          <table:table-cell office:value-type="string" calcext:value-type="string">
            <text:p>South African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nz_Ernst_Neumann" xlink:type="simple">Franz Ernst Neumann</text:a></text:p>
          </table:table-cell>
          <table:table-cell office:value-type="string" calcext:value-type="string">
            <text:p>Germa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Neumann's Law, Kopp-Neumann law, Neumann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liam_Thomson,_1st_Baron_Kelvin" xlink:type="simple">William Thomson Kelvin</text:a></text:p>
          </table:table-cell>
          <table:table-cell office:value-type="string" calcext:value-type="string">
            <text:p>British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units of kelvin in his hon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r_George_Stokes,_1st_Baronet" xlink:type="simple">Sir George Gabriel Stokes</text:a></text:p>
          </table:table-cell>
          <table:table-cell office:value-type="string" calcext:value-type="string">
            <text:p>Irish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"Stokes' theorem" in vector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ge_von_Koch" xlink:type="simple">Helge von Koch</text:a></text:p>
          </table:table-cell>
          <table:table-cell office:value-type="string" calcext:value-type="string">
            <text:p>Swedish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amous fractal known as the Koch snowf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Lebesgue" xlink:type="simple">Henri Léon Lebesgue</text:a></text:p>
          </table:table-cell>
          <table:table-cell office:value-type="string" calcext:value-type="string">
            <text:p>French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Theory of integ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hard_Riemann" xlink:type="simple">Bernhard Riemann</text:a></text:p>
          </table:table-cell>
          <table:table-cell office:value-type="string" calcext:value-type="string">
            <text:p>German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Geometry &amp; Riemann integral, and his work on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Gustav_Lejeune_Dirichlet" xlink:type="simple">Peter Gustav Lejeune Dirichlet</text:a></text:p>
          </table:table-cell>
          <table:table-cell office:value-type="string" calcext:value-type="string">
            <text:p>German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analytic number theory, theory of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Fourier" xlink:type="simple">Jean-Baptiste Joseph Fourier</text:a></text:p>
          </table:table-cell>
          <table:table-cell office:value-type="string" calcext:value-type="string">
            <text:p>French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urier series, which eventually developed into Fourier analysis and harmonic analysis</text:p>
          </table:table-cell>
          <table:table-cell office:value-type="string" calcext:value-type="string">
            <text:p>Sound waves (MP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Camille_Jordan" xlink:type="simple">Marie Ennemond Camille Jordan</text:a></text:p>
          </table:table-cell>
          <table:table-cell office:value-type="string" calcext:value-type="string">
            <text:p>French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e_Green_(mathematician)" xlink:type="simple">George Green</text:a></text:p>
          </table:table-cell>
          <table:table-cell office:value-type="string" calcext:value-type="string">
            <text:p>British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Green's theorem &amp; Green's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drik_Lorentz" xlink:type="simple">Hendrik Antoon Lorentz</text:a></text:p>
          </table:table-cell>
          <table:table-cell office:value-type="string" calcext:value-type="string">
            <text:p>Dutch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Lorentz and general relati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mes" xlink:type="simple">Ahmes</text:a>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1680 BC</text:p>
          </table:table-cell>
          <table:table-cell office:value-type="string" calcext:value-type="string">
            <text:p>Transcribed the Rhind Papyrus and first mathematician to use fra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to" xlink:type="simple">Plato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428 BC</text:p>
          </table:table-cell>
          <table:table-cell office:value-type="string" calcext:value-type="string">
            <text:p>Number theory and "logistic", now called arithmetic</text:p>
          </table:table-cell>
          <table:table-cell office:value-type="string" calcext:value-type="string">
            <text:p><text:a xlink:href="https://en.wikipedia.org/wiki/Platonic_solid" xlink:type="simple">Platonic soli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Qin_Jiushao" xlink:type="simple">Qin Jiushao</text:a></text:p>
          </table:table-cell>
          <table:table-cell office:value-type="string" calcext:value-type="string">
            <text:p>Chinese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Chinese remainder theorem &amp; cubic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" xlink:type="simple">Brahmagupta</text:a></text:p>
          </table:table-cell>
          <table:table-cell office:value-type="string" calcext:value-type="string">
            <text:p>Indian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lgebra, Arthmetic and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hāskara_II" xlink:type="simple">Bhāskara II</text:a></text:p>
          </table:table-cell>
          <table:table-cell office:value-type="string" calcext:value-type="string">
            <text:p>Indian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lgebra, Arthmetic, Geometry and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_de_Fermat" xlink:type="simple">Pierre de Fermat</text:a></text:p>
          </table:table-cell>
          <table:table-cell office:value-type="string" calcext:value-type="string">
            <text:p>French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infinitesimal calculus, <text:s/>Fermat's Last Theorem in number theory,Little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dhava_of_Sangamagrama" xlink:type="simple">Mādhava of Sangamagrāma</text:a></text:p>
          </table:table-cell>
          <table:table-cell office:value-type="string" calcext:value-type="string">
            <text:p>Indian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Infinite series, Trigonometry, The value of π (pi) and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uhammad_ibn_Musa_al-Khwarizmi" xlink:type="simple">Muhammad ibn Musa al-Khwarizmi</text:a></text:p>
          </table:table-cell>
          <table:table-cell office:value-type="string" calcext:value-type="string">
            <text:p>Khwarez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lgebra, <text:s/>Arithmetic and Trigon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mar_Khayyam" xlink:type="simple">Omar Khayyam</text:a></text:p>
          </table:table-cell>
          <table:table-cell office:value-type="string" calcext:value-type="string">
            <text:p>Iranian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inomial theorem and extraction of roo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bonacci" xlink:type="simple">Fibonacci Leonardo of Pisa</text:a></text:p>
          </table:table-cell>
          <table:table-cell office:value-type="string" calcext:value-type="string">
            <text:p>Italian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Fibonacci sequence</text:p>
          </table:table-cell>
          <table:table-cell office:value-type="string" calcext:value-type="string">
            <text:p>Fibonacci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colò_Fontana_Tartaglia" xlink:type="simple">Niccolò Fontana Tartaglia</text:a></text:p>
          </table:table-cell>
          <table:table-cell office:value-type="string" calcext:value-type="string">
            <text:p>Italian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Tartaglia's triangle, Solution to cubic equations and Volume of a tetrahed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olamo_Cardano" xlink:type="simple">Gerolamo Cardano</text:a></text:p>
          </table:table-cell>
          <table:table-cell office:value-type="string" calcext:value-type="string">
            <text:p>French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ano's formula &amp; quartic equation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ipione_del_Ferro" xlink:type="simple">Scipione del Ferro</text:a></text:p>
          </table:table-cell>
          <table:table-cell office:value-type="string" calcext:value-type="string">
            <text:p>Italian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Solved the depressed cubic equ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dovico_Ferrari" xlink:type="simple">Lodovico Ferrari</text:a></text:p>
          </table:table-cell>
          <table:table-cell office:value-type="string" calcext:value-type="string">
            <text:p>Italian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Cardano–Tartaglia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o_della_Francesca" xlink:type="simple">Piero della Francesca</text:a></text:p>
          </table:table-cell>
          <table:table-cell office:value-type="string" calcext:value-type="string">
            <text:p>Italian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ithmetic, algebra,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né_Descartes" xlink:type="simple">René Descartes</text:a></text:p>
          </table:table-cell>
          <table:table-cell office:value-type="string" calcext:value-type="string">
            <text:p>French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Cartesian or analyt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in_Mersenne" xlink:type="simple">Marin Mersenne</text:a></text:p>
          </table:table-cell>
          <table:table-cell office:value-type="string" calcext:value-type="string">
            <text:p>French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Number Theory – Mersenne prime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ann_Bernoulli" xlink:type="simple">Johann Bernoulli</text:a></text:p>
          </table:table-cell>
          <table:table-cell office:value-type="string" calcext:value-type="string">
            <text:p>Swiss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Infinitesimal calculus and educating Leonhard Eu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_Bernoulli" xlink:type="simple">Jacob Bernoulli</text:a></text:p>
          </table:table-cell>
          <table:table-cell office:value-type="string" calcext:value-type="string">
            <text:p>Swiss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ános_Bolyai" xlink:type="simple">János Bolyai</text:a></text:p>
          </table:table-cell>
          <table:table-cell office:value-type="string" calcext:value-type="string">
            <text:p>Hungarian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Euclidean geometry <text:s/>&amp; Hyperbol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_Cantor" xlink:type="simple">Georg Cantor</text:a></text:p>
          </table:table-cell>
          <table:table-cell office:value-type="string" calcext:value-type="string">
            <text:p>German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Number theory, trigonometric series and ordinals &amp; Set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Poincaré" xlink:type="simple">Henri Poincaré</text:a></text:p>
          </table:table-cell>
          <table:table-cell office:value-type="string" calcext:value-type="string">
            <text:p>French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Pure and applied mathematics, mathematical physics, and celestial mechanics</text:p>
          </table:table-cell>
          <table:table-cell office:value-type="string" calcext:value-type="string">
            <text:p>modern chaos the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Kurt_Gödel" xlink:type="simple">Kurt Gödel</text:a></text:p>
          </table:table-cell>
          <table:table-cell office:value-type="string" calcext:value-type="string">
            <text:p>Austrian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Lsogic and set theory </text:p>
          </table:table-cell>
          <table:table-cell office:value-type="string" calcext:value-type="string">
            <text:p>First incompleteness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Hermann_Weyl" xlink:type="simple">Hermann Weyl</text:a></text:p>
          </table:table-cell>
          <table:table-cell office:value-type="string" calcext:value-type="string">
            <text:p>German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<text:s/>Distribution of eigenvalues, Geometric foundations of manifolds and phys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von_Neumann" xlink:type="simple">John von Neumann</text:a></text:p>
          </table:table-cell>
          <table:table-cell office:value-type="string" calcext:value-type="string">
            <text:p>Hungarian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Set theory, Ergodic theory, Operator theory &amp; Game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ul_Cohen" xlink:type="simple">Paul Cohen</text:a></text:p>
          </table:table-cell>
          <table:table-cell office:value-type="string" calcext:value-type="string">
            <text:p>American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ntinuum hypo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arnak" xlink:type="simple">Peter Sarnak</text:a></text:p>
          </table:table-cell>
          <table:table-cell office:value-type="string" calcext:value-type="string">
            <text:p>South Afric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 to Ramanujan graphs, with connections to combinatorics &amp; computer science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fya_Kovalevskaya" xlink:type="simple">Sofya Kovalevskaya</text:a></text:p>
          </table:table-cell>
          <table:table-cell office:value-type="string" calcext:value-type="string">
            <text:p>Russian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nalysis, partial differential equations and mecha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lia_Robinson" xlink:type="simple">Julia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Computability theory &amp; computational complexity theory—most notably in decision problems.</text:p>
          </table:table-cell>
          <table:table-cell office:value-type="string" calcext:value-type="string">
            <text:p>Robinson was elected the first female president of the American Mathematical Soc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Raphael_M._Robinson" xlink:type="simple">Raphael M.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Complex analysis, was titled Some results in the theory of Schlicht fun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Yuri_Matiyasevich" xlink:type="simple">Yuri Matiyasevich</text:a></text:p>
          </table:table-cell>
          <table:table-cell office:value-type="string" calcext:value-type="string">
            <text:p>Russian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Hilbert's tenth problem - MRDP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Évariste_Galois" xlink:type="simple">Évariste Galois</text:a></text:p>
          </table:table-cell>
          <table:table-cell office:value-type="string" calcext:value-type="string">
            <text:p>French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Galois theory and group theory, abstract algebra, and the subfield of Galois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é_Weil" xlink:type="simple">André Weil</text:a></text:p>
          </table:table-cell>
          <table:table-cell office:value-type="string" calcext:value-type="string">
            <text:p>French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umber theory and algebra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herine_Johnson" xlink:type="simple">Katherine Johnso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rbital mechanics &amp; Astro Dynamics</text:p>
          </table:table-cell>
          <table:table-cell table:number-columns-repeated="3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jecture" table:style-name="ta1">
        <table:table-column table:style-name="co3" table:default-cell-style-name="Default"/>
        <table:table-row table:style-name="ro1">
          <table:table-cell/>
        </table:table-row>
      </table:table>
      <table:table table:name="Definition" table:style-name="ta1">
        <table:table-column table:style-name="co3" table:default-cell-style-name="Default"/>
        <table:table-row table:style-name="ro1">
          <table:table-cell office:value-type="string" calcext:value-type="string">
            <text:p>Notation</text:p>
          </table:table-cell>
        </table:table-row>
      </table:table>
      <table:table table:name="Formulas" table:style-name="ta1"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Quadratic </text:p>
          </table:table-cell>
          <table:table-cell office:value-type="string" calcext:value-type="string">
            <text:p>Leibinz Series</text:p>
          </table:table-cell>
        </table:table-row>
      </table:table>
      <table:table table:name="History" table:style-name="ta1">
        <table:table-column table:style-name="co17" table:default-cell-style-name="Default"/>
        <table:table-row table:style-name="ro1">
          <table:table-cell office:value-type="string" calcext:value-type="string">
            <text:p><text:a xlink:href="https://en.wikipedia.org/wiki/Timeline_of_mathematics" xlink:type="simple">Timeline of mathematics</text:a></text:p>
          </table:table-cell>
        </table:table-row>
      </table:table>
      <table:named-expressions/>
      <table:database-ranges>
        <table:database-range table:name="__Anonymous_Sheet_DB__0" table:target-range-address="Theorems.A1:Theorems.E1145">
          <table:sort>
            <table:sort-by table:field-number="0" table:data-type="automatic"/>
          </table:sort>
        </table:database-range>
        <table:database-range table:name="__Anonymous_Sheet_DB__3" table:target-range-address="Mathematicians.A1:Mathematicians.G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6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19:22:34.8348733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53:29.896095414</meta:creation-date>
    <dc:date>2021-08-03T19:32:37.036416913</dc:date>
    <meta:editing-duration>PT21H57M29S</meta:editing-duration>
    <meta:editing-cycles>742</meta:editing-cycles>
    <meta:generator>LibreOffice/7.1.5.2$Linux_X86_64 LibreOffice_project/10$Build-2</meta:generator>
    <meta:document-statistic meta:table-count="8" meta:cell-count="2721" meta:object-count="0"/>
  </office:meta>
</office:document-meta>
</file>